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IteratorAdapter.RowIteratorAdapter( Collection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IteratorAdapter.RowIteratorAdapte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IteratorAdapter.RowIteratorAdapter( Range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IteratorAdapter.next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